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iaDB [(none)]&gt; SELECT ABS(-25);</text:p>
      <text:p text:style-name="Standard">+----------+</text:p>
      <text:p text:style-name="Standard">| ABS(-25) |</text:p>
      <text:p text:style-name="Standard">+----------+</text:p>
      <text:p text:style-name="Standard">| <text:s text:c="6"/>25 |</text:p>
      <text:p text:style-name="Standard">+----------+</text:p>
      <text:p text:style-name="Standard">1 row in set (0.000 sec)</text:p>
      <text:p text:style-name="Standard"/>
      <text:p text:style-name="Standard">MariaDB [(none)]&gt; SELECT ACOS(0.25);</text:p>
      <text:p text:style-name="Standard">+-------------------+</text:p>
      <text:p text:style-name="Standard">| ACOS(0.25) <text:s text:c="7"/>|</text:p>
      <text:p text:style-name="Standard">+-------------------+</text:p>
      <text:p text:style-name="Standard">| 1.318116071652818 |</text:p>
      <text:p text:style-name="Standard">+-------------------+</text:p>
      <text:p text:style-name="Standard">1 row in set (0.000 sec)</text:p>
      <text:p text:style-name="Standard"/>
      <text:p text:style-name="Standard">MariaDB [(none)]&gt; SELECT ASIN(0.25);</text:p>
      <text:p text:style-name="Standard">+---------------------+</text:p>
      <text:p text:style-name="Standard">| ASIN(0.25) <text:s text:c="9"/>|</text:p>
      <text:p text:style-name="Standard">+---------------------+</text:p>
      <text:p text:style-name="Standard">| 0.25268025514207865 |</text:p>
      <text:p text:style-name="Standard">+---------------------+</text:p>
      <text:p text:style-name="Standard">1 row in set (0.000 sec)</text:p>
      <text:p text:style-name="Standard"/>
      <text:p text:style-name="Standard">MariaDB [(none)]&gt; select * from student;</text:p>
      <text:p text:style-name="Standard">ERROR 1046 (3D000): No database selected</text:p>
      <text:p text:style-name="Standard">MariaDB [(none)]&gt; use practice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practice]&gt; select * from student;</text:p>
      <text:p text:style-name="Standard">+----+--------------+-----------------------+------------+</text:p>
      <text:p text:style-name="Standard">| id | name <text:s text:c="8"/>| email <text:s text:c="16"/>| mobile <text:s text:c="4"/>|</text:p>
      <text:p text:style-name="Standard">+----+--------------+-----------------------+------------+</text:p>
      <text:p text:style-name="Standard">| <text:s/>1 | mukesh kumar | mukesh123@gmail.com <text:s text:c="2"/>| 9111111111 |</text:p>
      <text:p text:style-name="Standard">| <text:s/>2 | aditya <text:s text:c="6"/>| aditya123@gmail.com <text:s text:c="2"/>| 9222222222 |</text:p>
      <text:p text:style-name="Standard">| <text:s/>3 | lokesh <text:s text:c="6"/>| lokesh123@gmail.com <text:s text:c="2"/>| 9333333333 |</text:p>
      <text:p text:style-name="Standard">| <text:s/>4 | mansi <text:s text:c="7"/>| mansi123@gmail.com <text:s text:c="3"/>| 9444444444 |</text:p>
      <text:p text:style-name="Standard">| <text:s/>5 | himanshu <text:s text:c="4"/>| himanshu123@gmail.com | 9555555555 |</text:p>
      <text:p text:style-name="Standard">| <text:s/>6 | nikhil <text:s text:c="6"/>| nikhil123@gmail.com <text:s text:c="2"/>| 9666666666 |</text:p>
      <text:p text:style-name="Standard">| <text:s/>7 | vinit <text:s text:c="7"/>| vinit123@gmail.com <text:s text:c="3"/>| 9777777777 |</text:p>
      <text:p text:style-name="Standard">+----+--------------+-----------------------+------------+</text:p>
      <text:p text:style-name="Standard">7 rows in set (0.000 sec)</text:p>
      <text:p text:style-name="Standard"/>
      <text:p text:style-name="Standard">MariaDB [practice]&gt; select avg(id) as avg from student;</text:p>
      <text:p text:style-name="Standard">+--------+</text:p>
      <text:p text:style-name="Standard">| avg <text:s text:c="3"/>|</text:p>
      <text:p text:style-name="Standard">+--------+</text:p>
      <text:p text:style-name="Standard">| 4.0000 |</text:p>
      <text:p text:style-name="Standard">+--------+</text:p>
      <text:p text:style-name="Standard">1 row in set (0.001 sec)</text:p>
      <text:p text:style-name="Standard"><text:soft-page-break/></text:p>
      <text:p text:style-name="Standard">MariaDB [practice]&gt; SELECT CEIL(25.75);</text:p>
      <text:p text:style-name="Standard">+-------------+</text:p>
      <text:p text:style-name="Standard">| CEIL(25.75) |</text:p>
      <text:p text:style-name="Standard">+-------------+</text:p>
      <text:p text:style-name="Standard">| <text:s text:c="9"/>26 |</text:p>
      <text:p text:style-name="Standard">+-------------+</text:p>
      <text:p text:style-name="Standard">1 row in set (0.000 sec)</text:p>
      <text:p text:style-name="Standard"/>
      <text:p text:style-name="Standard">MariaDB [practice]&gt; SELECT CEILING(25.75);</text:p>
      <text:p text:style-name="Standard">+----------------+</text:p>
      <text:p text:style-name="Standard">| CEILING(25.75) |</text:p>
      <text:p text:style-name="Standard">+----------------+</text:p>
      <text:p text:style-name="Standard">| <text:s text:c="12"/>26 |</text:p>
      <text:p text:style-name="Standard">+----------------+</text:p>
      <text:p text:style-name="Standard">1 row in set (0.000 sec)</text:p>
      <text:p text:style-name="Standard"/>
      <text:p text:style-name="Standard">MariaDB [practice]&gt; SELECT COS(2);</text:p>
      <text:p text:style-name="Standard">+---------------------+</text:p>
      <text:p text:style-name="Standard">| COS(2) <text:s text:c="13"/>|</text:p>
      <text:p text:style-name="Standard">+---------------------+</text:p>
      <text:p text:style-name="Standard">| -0.4161468365471424 |</text:p>
      <text:p text:style-name="Standard">+---------------------+</text:p>
      <text:p text:style-name="Standard">1 row in set (0.000 sec)</text:p>
      <text:p text:style-name="Standard"/>
      <text:p text:style-name="Standard">MariaDB [practice]&gt; select count(name) as total_students from student;</text:p>
      <text:p text:style-name="Standard">+----------------+</text:p>
      <text:p text:style-name="Standard">| total_students |</text:p>
      <text:p text:style-name="Standard">+----------------+</text:p>
      <text:p text:style-name="Standard">| <text:s text:c="13"/>7 |</text:p>
      <text:p text:style-name="Standard">+----------------+</text:p>
      <text:p text:style-name="Standard">1 row in set (0.000 sec)</text:p>
      <text:p text:style-name="Standard"/>
      <text:p text:style-name="Standard">MariaDB [practice]&gt; SELECT DEGREES(1.5);</text:p>
      <text:p text:style-name="Standard">+-------------------+</text:p>
      <text:p text:style-name="Standard">| DEGREES(1.5) <text:s text:c="5"/>|</text:p>
      <text:p text:style-name="Standard">+-------------------+</text:p>
      <text:p text:style-name="Standard">| 85.94366926962348 |</text:p>
      <text:p text:style-name="Standard">+-------------------+</text:p>
      <text:p text:style-name="Standard">1 row in set (0.000 sec)</text:p>
      <text:p text:style-name="Standard"/>
      <text:p text:style-name="Standard">MariaDB [practice]&gt; SELECT 10 div 5;</text:p>
      <text:p text:style-name="Standard">+----------+</text:p>
      <text:p text:style-name="Standard">| 10 div 5 |</text:p>
      <text:p text:style-name="Standard">+----------+</text:p>
      <text:p text:style-name="Standard">| <text:s text:c="7"/>2 |</text:p>
      <text:p text:style-name="Standard">+----------+</text:p>
      <text:p text:style-name="Standard">1 row in set (0.000 sec)</text:p>
      <text:p text:style-name="Standard"/>
      <text:p text:style-name="Standard">MariaDB [practice]&gt; SELECT EXP(1);</text:p>
      <text:p text:style-name="Standard">+-------------------+</text:p>
      <text:p text:style-name="Standard">| EXP(1) <text:s text:c="11"/>|</text:p>
      <text:p text:style-name="Standard"><text:soft-page-break/>+-------------------+</text:p>
      <text:p text:style-name="Standard">| 2.718281828459045 |</text:p>
      <text:p text:style-name="Standard">+-------------------+</text:p>
      <text:p text:style-name="Standard">1 row in set (0.000 sec)</text:p>
      <text:p text:style-name="Standard"/>
      <text:p text:style-name="Standard">MariaDB [practice]&gt; SELECT FLOOR(25.75);</text:p>
      <text:p text:style-name="Standard">+--------------+</text:p>
      <text:p text:style-name="Standard">| FLOOR(25.75) |</text:p>
      <text:p text:style-name="Standard">+--------------+</text:p>
      <text:p text:style-name="Standard">| <text:s text:c="10"/>25 |</text:p>
      <text:p text:style-name="Standard">+--------------+</text:p>
      <text:p text:style-name="Standard">1 row in set (0.000 sec)</text:p>
      <text:p text:style-name="Standard"/>
      <text:p text:style-name="Standard">MariaDB [practice]&gt; SELECT GREATEST(3, 12, 34, 8, 25);</text:p>
      <text:p text:style-name="Standard">+----------------------------+</text:p>
      <text:p text:style-name="Standard">| GREATEST(3, 12, 34, 8, 25) |</text:p>
      <text:p text:style-name="Standard">+----------------------------+</text:p>
      <text:p text:style-name="Standard">| <text:s text:c="24"/>34 |</text:p>
      <text:p text:style-name="Standard">+----------------------------+</text:p>
      <text:p text:style-name="Standard">1 row in set (0.000 sec)</text:p>
      <text:p text:style-name="Standard"/>
      <text:p text:style-name="Standard">MariaDB [practice]&gt; SELECT LEAST(3, 12, 34, 8, 25);</text:p>
      <text:p text:style-name="Standard">+-------------------------+</text:p>
      <text:p text:style-name="Standard">| LEAST(3, 12, 34, 8, 25) |</text:p>
      <text:p text:style-name="Standard">+-------------------------+</text:p>
      <text:p text:style-name="Standard">| <text:s text:c="22"/>3 |</text:p>
      <text:p text:style-name="Standard">+-------------------------+</text:p>
      <text:p text:style-name="Standard">1 row in set (0.000 sec)</text:p>
      <text:p text:style-name="Standard"/>
      <text:p text:style-name="Standard">MariaDB [practice]&gt; SELECT LN(2);</text:p>
      <text:p text:style-name="Standard">+--------------------+</text:p>
      <text:p text:style-name="Standard">| LN(2) <text:s text:c="13"/>|</text:p>
      <text:p text:style-name="Standard">+--------------------+</text:p>
      <text:p text:style-name="Standard">| 0.6931471805599453 |</text:p>
      <text:p text:style-name="Standard">+--------------------+</text:p>
      <text:p text:style-name="Standard">1 row in set (0.000 sec)</text:p>
      <text:p text:style-name="Standard"/>
      <text:p text:style-name="Standard">MariaDB [practice]&gt; SELECT LOG(2);</text:p>
      <text:p text:style-name="Standard">+--------------------+</text:p>
      <text:p text:style-name="Standard">| LOG(2) <text:s text:c="12"/>|</text:p>
      <text:p text:style-name="Standard">+--------------------+</text:p>
      <text:p text:style-name="Standard">| 0.6931471805599453 |</text:p>
      <text:p text:style-name="Standard">+--------------------+</text:p>
      <text:p text:style-name="Standard">1 row in set (0.000 sec)</text:p>
      <text:p text:style-name="Standard"/>
      <text:p text:style-name="Standard">MariaDB [practice]&gt; SELECT LOG10(2);</text:p>
      <text:p text:style-name="Standard">+--------------------+</text:p>
      <text:p text:style-name="Standard">| LOG10(2) <text:s text:c="10"/>|</text:p>
      <text:p text:style-name="Standard">+--------------------+</text:p>
      <text:p text:style-name="Standard">| 0.3010299956639812 |</text:p>
      <text:p text:style-name="Standard">+--------------------+</text:p>
      <text:p text:style-name="Standard">1 row in set (0.000 sec)</text:p>
      <text:p text:style-name="Standard"><text:soft-page-break/></text:p>
      <text:p text:style-name="Standard">MariaDB [practice]&gt; select max(id) as last_id from student;</text:p>
      <text:p text:style-name="Standard">+---------+</text:p>
      <text:p text:style-name="Standard">| last_id |</text:p>
      <text:p text:style-name="Standard">+---------+</text:p>
      <text:p text:style-name="Standard">| <text:s text:c="6"/>7 |</text:p>
      <text:p text:style-name="Standard">+---------+</text:p>
      <text:p text:style-name="Standard">1 row in set (0.001 sec)</text:p>
      <text:p text:style-name="Standard"/>
      <text:p text:style-name="Standard">MariaDB [practice]&gt; select min(id) as last_id from student;</text:p>
      <text:p text:style-name="Standard">+---------+</text:p>
      <text:p text:style-name="Standard">| last_id |</text:p>
      <text:p text:style-name="Standard">+---------+</text:p>
      <text:p text:style-name="Standard">| <text:s text:c="6"/>1 |</text:p>
      <text:p text:style-name="Standard">+---------+</text:p>
      <text:p text:style-name="Standard">1 row in set (0.000 sec)</text:p>
      <text:p text:style-name="Standard"/>
      <text:p text:style-name="Standard">MariaDB [practice]&gt; SELECT MOD(18, 4);</text:p>
      <text:p text:style-name="Standard">+------------+</text:p>
      <text:p text:style-name="Standard">| MOD(18, 4) |</text:p>
      <text:p text:style-name="Standard">+------------+</text:p>
      <text:p text:style-name="Standard">| <text:s text:c="9"/>2 |</text:p>
      <text:p text:style-name="Standard">+------------+</text:p>
      <text:p text:style-name="Standard">1 row in set (0.000 sec)</text:p>
      <text:p text:style-name="Standard"/>
      <text:p text:style-name="Standard">MariaDB [practice]&gt; SELECT PI();</text:p>
      <text:p text:style-name="Standard">+----------+</text:p>
      <text:p text:style-name="Standard">| PI() <text:s text:c="4"/>|</text:p>
      <text:p text:style-name="Standard">+----------+</text:p>
      <text:p text:style-name="Standard">| 3.141593 |</text:p>
      <text:p text:style-name="Standard">+----------+</text:p>
      <text:p text:style-name="Standard">1 row in set (0.000 sec)</text:p>
      <text:p text:style-name="Standard"/>
      <text:p text:style-name="Standard">MariaDB [practice]&gt; SELECT POW(4, 2);</text:p>
      <text:p text:style-name="Standard">+-----------+</text:p>
      <text:p text:style-name="Standard">| POW(4, 2) |</text:p>
      <text:p text:style-name="Standard">+-----------+</text:p>
      <text:p text:style-name="Standard">| <text:s text:c="7"/>16 |</text:p>
      <text:p text:style-name="Standard">+-----------+</text:p>
      <text:p text:style-name="Standard">1 row in set (0.000 sec)</text:p>
      <text:p text:style-name="Standard"/>
      <text:p text:style-name="Standard">MariaDB [practice]&gt; SELECT POWER(4, 2);</text:p>
      <text:p text:style-name="Standard">+-------------+</text:p>
      <text:p text:style-name="Standard">| POWER(4, 2) |</text:p>
      <text:p text:style-name="Standard">+-------------+</text:p>
      <text:p text:style-name="Standard">| <text:s text:c="9"/>16 |</text:p>
      <text:p text:style-name="Standard">+-------------+</text:p>
      <text:p text:style-name="Standard">1 row in set (0.000 sec)</text:p>
      <text:p text:style-name="Standard"/>
      <text:p text:style-name="Standard">MariaDB [practice]&gt; SELECT RADIANS(180);</text:p>
      <text:p text:style-name="Standard">+-------------------+</text:p>
      <text:p text:style-name="Standard">| RADIANS(180) <text:s text:c="5"/>|</text:p>
      <text:p text:style-name="Standard"><text:soft-page-break/>+-------------------+</text:p>
      <text:p text:style-name="Standard">| 3.141592653589793 |</text:p>
      <text:p text:style-name="Standard">+-------------------+</text:p>
      <text:p text:style-name="Standard">1 row in set (0.000 sec)</text:p>
      <text:p text:style-name="Standard"/>
      <text:p text:style-name="Standard">MariaDB [practice]&gt; SELECT RAND();</text:p>
      <text:p text:style-name="Standard">+--------------------+</text:p>
      <text:p text:style-name="Standard">| RAND() <text:s text:c="12"/>|</text:p>
      <text:p text:style-name="Standard">+--------------------+</text:p>
      <text:p text:style-name="Standard">| 0.7284604233954665 |</text:p>
      <text:p text:style-name="Standard">+--------------------+</text:p>
      <text:p text:style-name="Standard">1 row in set (0.000 sec)</text:p>
      <text:p text:style-name="Standard"/>
      <text:p text:style-name="Standard">MariaDB [practice]&gt; SELECT ROUND(135.375, 2);</text:p>
      <text:p text:style-name="Standard">+-------------------+</text:p>
      <text:p text:style-name="Standard">| ROUND(135.375, 2) |</text:p>
      <text:p text:style-name="Standard">+-------------------+</text:p>
      <text:p text:style-name="Standard">| <text:s text:c="11"/>135.38 |</text:p>
      <text:p text:style-name="Standard">+-------------------+</text:p>
      <text:p text:style-name="Standard">1 row in set (0.000 sec)</text:p>
      <text:p text:style-name="Standard"/>
      <text:p text:style-name="Standard">MariaDB [practice]&gt; SELECT SIGN(255.5);</text:p>
      <text:p text:style-name="Standard">+-------------+</text:p>
      <text:p text:style-name="Standard">| SIGN(255.5) |</text:p>
      <text:p text:style-name="Standard">+-------------+</text:p>
      <text:p text:style-name="Standard">| <text:s text:c="10"/>1 |</text:p>
      <text:p text:style-name="Standard">+-------------+</text:p>
      <text:p text:style-name="Standard">1 row in set (0.000 sec)</text:p>
      <text:p text:style-name="Standard"/>
      <text:p text:style-name="Standard">MariaDB [practice]&gt; SELECT SIN(2);</text:p>
      <text:p text:style-name="Standard">+--------------------+</text:p>
      <text:p text:style-name="Standard">| SIN(2) <text:s text:c="12"/>|</text:p>
      <text:p text:style-name="Standard">+--------------------+</text:p>
      <text:p text:style-name="Standard">| 0.9092974268256817 |</text:p>
      <text:p text:style-name="Standard">+--------------------+</text:p>
      <text:p text:style-name="Standard">1 row in set (0.000 sec)</text:p>
      <text:p text:style-name="Standard"/>
      <text:p text:style-name="Standard">MariaDB [practice]&gt; SELECT SQRT(64);</text:p>
      <text:p text:style-name="Standard">+----------+</text:p>
      <text:p text:style-name="Standard">| SQRT(64) |</text:p>
      <text:p text:style-name="Standard">+----------+</text:p>
      <text:p text:style-name="Standard">| <text:s text:c="7"/>8 |</text:p>
      <text:p text:style-name="Standard">+----------+</text:p>
      <text:p text:style-name="Standard">1 row in set (0.000 sec)</text:p>
      <text:p text:style-name="Standard"/>
      <text:p text:style-name="Standard">MariaDB [practice]&gt; select sum(id) as sum from student;</text:p>
      <text:p text:style-name="Standard">+------+</text:p>
      <text:p text:style-name="Standard">| sum <text:s/>|</text:p>
      <text:p text:style-name="Standard">+------+</text:p>
      <text:p text:style-name="Standard">| <text:s text:c="2"/>28 |</text:p>
      <text:p text:style-name="Standard">+------+</text:p>
      <text:p text:style-name="Standard">1 row in set (0.000 sec)</text:p>
      <text:p text:style-name="Standard"><text:soft-page-break/></text:p>
      <text:p text:style-name="Standard">MariaDB [practice]&gt; SELECT TRUNCATE(135.375, 2);</text:p>
      <text:p text:style-name="Standard">+----------------------+</text:p>
      <text:p text:style-name="Standard">| TRUNCATE(135.375, 2) |</text:p>
      <text:p text:style-name="Standard">+----------------------+</text:p>
      <text:p text:style-name="Standard">| <text:s text:c="14"/>135.37 |</text:p>
      <text:p text:style-name="Standard">+----------------------+</text:p>
      <text:p text:style-name="Standard">1 row in set (0.000 sec)</text:p>
      <text:p text:style-name="Standard"/>
      <text:p text:style-name="Standard">MariaDB [practice]&gt; Ctrl-C -- exit!</text:p>
      <text:p text:style-name="Standard">Aborted</text:p>
      <text:p text:style-name="Standard">addweb@JPL-011:~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9:04:08.625682543</meta:creation-date>
    <dc:date>2021-11-23T19:04:35.380610117</dc:date>
    <meta:editing-duration>PT28S</meta:editing-duration>
    <meta:editing-cycles>1</meta:editing-cycles>
    <meta:document-statistic meta:table-count="0" meta:image-count="0" meta:object-count="0" meta:page-count="6" meta:paragraph-count="239" meta:word-count="880" meta:character-count="5832" meta:non-whitespace-character-count="4909"/>
    <meta:generator>LibreOffice/6.0.7.3$Linux_X86_64 LibreOffice_project/00m0$Build-3</meta:generator>
  </office:meta>
</office:document-meta>
</file>